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4.549cm"/>
    </style:style>
    <style:style style:name="co3" style:family="table-column">
      <style:table-column-properties fo:break-before="auto" style:column-width="3.941cm"/>
    </style:style>
    <style:style style:name="co4" style:family="table-column">
      <style:table-column-properties fo:break-before="auto" style:column-width="6.567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3.812cm"/>
    </style:style>
    <style:style style:name="ro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7" table:default-cell-style-name="ce2"/>
        <table:table-column table:style-name="co7" table:number-columns-repeated="16372" table:default-cell-style-name="ce1"/>
        <table:table-row table:style-name="ro1">
          <table:table-cell office:value-type="string" calcext:value-type="string">
            <text:p>Número da parcela</text:p>
          </table:table-cell>
          <table:table-cell table:style-name="ce1" office:value-type="string" calcext:value-type="string">
            <text:p>Fluxo</text:p>
          </table:table-cell>
          <table:table-cell table:style-name="ce1"/>
          <table:table-cell/>
          <table:table-cell table:style-name="ce4"/>
          <table:table-cell table:style-name="ce5" office:value-type="string" calcext:value-type="string">
            <text:p>Taxa de inflação a.a. →</text:p>
          </table:table-cell>
          <table:table-cell table:style-name="ce6" office:value-type="percentage" office:value="0.069" calcext:value-type="percentage">
            <text:p>6,90%</text:p>
          </table:table-cell>
          <table:table-cell table:number-columns-repeated="2"/>
          <table:table-cell table:style-name="Default"/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G$4]+[.$G$5])*-1" office:value-type="float" office:value="-9066.85" calcext:value-type="float">
            <text:p>-9.066,85</text:p>
          </table:table-cell>
          <table:table-cell table:style-name="ce2"/>
          <table:table-cell table:style-name="ce3"/>
          <table:table-cell/>
          <table:table-cell table:style-name="ce5" office:value-type="string" calcext:value-type="string">
            <text:p>Taxa de correção a.m. →</text:p>
          </table:table-cell>
          <table:table-cell table:style-name="ce7" table:formula="of:=2-POWER([.G1]+1;1/12)" office:value-type="float" office:value="0.994424210155712" calcext:value-type="float">
            <text:p>0,99442</text:p>
          </table:table-cell>
          <table:table-cell/>
          <table:table-cell table:style-name="ce7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5"/>
          <table:table-cell table:style-name="ce2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5" office:value-type="string" calcext:value-type="string">
            <text:p>Sinal →</text:p>
          </table:table-cell>
          <table:table-cell table:style-name="ce2" office:value-type="float" office:value="8373.08" calcext:value-type="float">
            <text:p>8.373,08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5" office:value-type="string" calcext:value-type="string">
            <text:p>Prestação do apto. →</text:p>
          </table:table-cell>
          <table:table-cell table:style-name="ce2" office:value-type="float" office:value="693.77" calcext:value-type="float">
            <text:p>693,77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5" office:value-type="string" calcext:value-type="string">
            <text:p>Anuais →</text:p>
          </table:table-cell>
          <table:table-cell table:style-name="ce2" office:value-type="float" office:value="5310" calcext:value-type="float">
            <text:p>5.310,00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5" office:value-type="string" calcext:value-type="string">
            <text:p>Chave →</text:p>
          </table:table-cell>
          <table:table-cell table:style-name="ce2" office:value-type="float" office:value="23875.24" calcext:value-type="float">
            <text:p>23.875,24</text:p>
          </table:table-cell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 table:number-columns-repeated="5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2"/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G$5] + [.$G$6])*-1" office:value-type="float" office:value="-6003.77" calcext:value-type="float">
            <text:p>-6.00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G$5])*-1" office:value-type="float" office:value="-693.77" calcext:value-type="float">
            <text:p>-693,77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G7]+[.G5])*-1" office:value-type="float" office:value="-24569.01" calcext:value-type="float">
            <text:p>-24.569,01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1])" office:value-type="float" office:value="-119609.92" calcext:value-type="float">
            <text:p>-119.609,92</text:p>
          </table:table-cell>
          <table:table-cell table:style-name="ce2"/>
          <table:table-cell table:number-columns-repeated="2"/>
          <table:table-cell table:style-name="ce3"/>
          <table:table-cell table:number-columns-repeated="6"/>
          <table:table-cell table:style-name="ce2"/>
          <table:table-cell table:number-columns-repeated="1637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"/>
          <table:table-cell table:number-columns-repeated="16378"/>
        </table:table-row>
        <table:table-row table:style-name="ro1" table:number-rows-repeated="35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style-name="ce2"/>
          <table:table-cell table:number-columns-repeated="16377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6378"/>
        </table:table-row>
        <table:table-row table:style-name="ro1" table:number-rows-repeated="80">
          <table:table-cell/>
          <table:table-cell table:style-name="ce1"/>
          <table:table-cell table:number-columns-repeated="2"/>
          <table:table-cell table:style-name="ce1"/>
          <table:table-cell table:style-name="Default"/>
          <table:table-cell/>
          <table:table-cell table:style-name="ce2"/>
          <table:table-cell table:number-columns-repeated="16376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9:56:11.386959318</meta:creation-date>
    <dc:date>2023-01-04T21:31:31.664209606</dc:date>
    <meta:editing-duration>PT1H16M23S</meta:editing-duration>
    <meta:editing-cycles>3</meta:editing-cycles>
    <meta:generator>LibreOffice/7.4.3.2$Linux_X86_64 LibreOffice_project/40$Build-2</meta:generator>
    <meta:document-statistic meta:table-count="1" meta:cell-count="176" meta:object-count="0"/>
  </office:meta>
</office:document-meta>
</file>